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ba4" officeooo:paragraph-rsid="00080ba4"/>
    </style:style>
    <style:style style:name="P2" style:family="paragraph" style:parent-style-name="Standard">
      <style:text-properties officeooo:rsid="00080ba4" officeooo:paragraph-rsid="00080ba4"/>
    </style:style>
    <style:style style:name="P3" style:family="paragraph" style:parent-style-name="Standard">
      <style:text-properties officeooo:rsid="00084b11" officeooo:paragraph-rsid="00084b11"/>
    </style:style>
    <style:style style:name="P4" style:family="paragraph" style:parent-style-name="Standard">
      <style:text-properties officeooo:rsid="000a1658" officeooo:paragraph-rsid="000a1658"/>
    </style:style>
    <style:style style:name="P5" style:family="paragraph" style:parent-style-name="Standard">
      <style:text-properties officeooo:rsid="000b6c25" officeooo:paragraph-rsid="000b6c25"/>
    </style:style>
    <style:style style:name="P6" style:family="paragraph" style:parent-style-name="Standard">
      <style:text-properties fo:font-style="italic" officeooo:rsid="00084b11" officeooo:paragraph-rsid="00084b11" style:font-style-asian="italic" style:font-style-complex="italic"/>
    </style:style>
    <style:style style:name="P7" style:family="paragraph" style:parent-style-name="Standard">
      <style:text-properties officeooo:rsid="000b91f4" officeooo:paragraph-rsid="000b91f4"/>
    </style:style>
    <style:style style:name="P8" style:family="paragraph" style:parent-style-name="Standard">
      <style:text-properties officeooo:rsid="000d0302" officeooo:paragraph-rsid="000d0302"/>
    </style:style>
    <style:style style:name="P9" style:family="paragraph" style:parent-style-name="Standard">
      <style:text-properties officeooo:rsid="000e0746" officeooo:paragraph-rsid="000e0746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tions Légales</text:p>
      <text:p text:style-name="P1"/>
      <text:p text:style-name="P1"/>
      <text:p text:style-name="P1"/>
      <text:p text:style-name="P1">Tapis jouets :</text:p>
      <text:p text:style-name="P1"><text:a xlink:type="simple" xlink:href="https://eieihome.com/articles/wp-content/uploads/2017/01/45589231_ml.jpg" text:style-name="Internet_20_link" text:visited-style-name="Visited_20_Internet_20_Link">https://eieihome.com/articles/wp-content/uploads/2017/01/45589231_ml.jpg</text:a></text:p>
      <text:p text:style-name="P1"/>
      <text:p text:style-name="P3">Trotteur :</text:p>
      <text:p text:style-name="P6">vtech-baby-super-trotteur-parlant-2-en-1.jpg (Image JPEG, 700 × 700 pixels) - Redimensionnée (95%)</text:p>
      <text:p text:style-name="P4"><text:a xlink:type="simple" xlink:href="https://i2.cdscdn.com/pdt2/0/0/5/1/700x700/vt077005/rw/vtech-baby-super-trotteur-parlant-2-en-1.jpg" text:style-name="Internet_20_link" text:visited-style-name="Visited_20_Internet_20_Link"><text:span text:style-name="T1">https://i2.cdscdn.com/pdt2/0/0/5/1/700x700/vt077005/rw/vtech-baby-super-trotteur-parlant-2-en-1.jpg</text:span></text:a></text:p>
      <text:p text:style-name="P5"><text:a xlink:type="simple" xlink:href="https://images.king-jouet.com/6/GU118758_6.jpg" text:style-name="Internet_20_link" text:visited-style-name="Visited_20_Internet_20_Link">https://images.king-jouet.com/6/GU118758_6.jpg</text:a></text:p>
      <text:p text:style-name="P5"/>
      <text:p text:style-name="P7">Voiture Cars :</text:p>
      <text:p text:style-name="P7"><text:a xlink:type="simple" xlink:href="https://images.king-jouet.com/6/GU703672_6.jpg" text:style-name="Internet_20_link" text:visited-style-name="Visited_20_Internet_20_Link">https://images.king-jouet.com/6/GU703672_6.jpg</text:a></text:p>
      <text:p text:style-name="P7"/>
      <text:p text:style-name="P8">Poupée Bianca :</text:p>
      <text:p text:style-name="P8"><text:a xlink:type="simple" xlink:href="https://images.king-jouet.com/6/GU712493_6.jpg" text:style-name="Internet_20_link" text:visited-style-name="Visited_20_Internet_20_Link">https://images.king-jouet.com/6/GU712493_6.jpg</text:a></text:p>
      <text:p text:style-name="P8"/>
      <text:p text:style-name="P9">Peluches Zookies :</text:p>
      <text:p text:style-name="P9"><text:a xlink:type="simple" xlink:href="https://images.king-jouet.com/6/GU707674_6.jpg" text:style-name="Internet_20_link" text:visited-style-name="Visited_20_Internet_20_Link">https://images.king-jouet.com/6/GU707674_6.jpg</text:a></text:p>
      <text:p text:style-name="P9">Peluche Zookies 30 cm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5:39:23.565617349</meta:creation-date>
    <dc:date>2018-01-04T12:08:28.834209316</dc:date>
    <meta:editing-duration>PT32M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36" meta:character-count="561" meta:non-whitespace-character-count="539"/>
  </office:meta>
</office:document-meta>
</file>